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198cm"/>
    </style:style>
    <style:style style:name="co4" style:family="table-column">
      <style:table-column-properties fo:break-before="auto" style:column-width="8.719cm"/>
    </style:style>
    <style:style style:name="co5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1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person</text:p>
          </table:table-cell>
          <table:table-cell table:style-name="Default" office:value-type="string">
            <text:p>date</text:p>
          </table:table-cell>
          <table:table-cell office:value-type="string">
            <text:p>what</text:p>
          </table:table-cell>
          <table:table-cell office:value-type="string">
            <text:p>hours</text:p>
          </table:table-cell>
          <table:table-cell office:value-type="string">
            <text:p>eric</text:p>
          </table:table-cell>
          <table:table-cell office:value-type="string">
            <text:p>john</text:p>
          </table:table-cell>
          <table:table-cell office:value-type="string">
            <text:p>seb</text:p>
          </table:table-cell>
          <table:table-cell office:value-type="string">
            <text:p>pierre h</text:p>
          </table:table-cell>
          <table:table-cell office:value-type="string">
            <text:p>pierre m</text:p>
          </table:table-cell>
          <table:table-cell office:value-type="string">
            <text:p>ludi</text:p>
          </table:table-cell>
        </table:table-row>
        <table:table-row table:style-name="ro1">
          <table:table-cell office:value-type="string">
            <text:p>eric</text:p>
          </table:table-cell>
          <table:table-cell office:value-type="date" office:date-value="2012-01-15">
            <text:p>15-01-12</text:p>
          </table:table-cell>
          <table:table-cell office:value-type="string">
            <text:p>Converting the git repos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john, eric</text:p>
          </table:table-cell>
          <table:table-cell office:value-type="date" office:date-value="2012-01-25">
            <text:p>25-01-12</text:p>
          </table:table-cell>
          <table:table-cell office:value-type="string">
            <text:p>Architecture meeting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eric</text:p>
          </table:table-cell>
          <table:table-cell office:value-type="date" office:date-value="2012-01-27">
            <text:p>27-01-12</text:p>
          </table:table-cell>
          <table:table-cell office:value-type="string">
            <text:p>Making an indexhibit clone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ric</text:p>
          </table:table-cell>
          <table:table-cell office:value-type="date" office:date-value="2012-01-30">
            <text:p>30-01-12</text:p>
          </table:table-cell>
          <table:table-cell office:value-type="string">
            <text:p>Temporary front-page restyle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02">
            <text:p>02-02-12</text:p>
          </table:table-cell>
          <table:table-cell office:value-type="string">
            <text:p>Start of the git viewer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07">
            <text:p>07-02-12</text:p>
          </table:table-cell>
          <table:table-cell office:value-type="string">
            <text:p>osp web fonts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seb, eric</text:p>
          </table:table-cell>
          <table:table-cell office:value-type="date" office:date-value="2012-02-08">
            <text:p>08-02-12</text:p>
          </table:table-cell>
          <table:table-cell office:value-type="string">
            <text:p>design meeting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09">
            <text:p>09-02-12</text:p>
          </table:table-cell>
          <table:table-cell office:value-type="string">
            <text:p>git viewer: templating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john</text:p>
          </table:table-cell>
          <table:table-cell office:value-type="date" office:date-value="2012-02-09">
            <text:p>09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10">
            <text:p>10-02-12</text:p>
          </table:table-cell>
          <table:table-cell office:value-type="string">
            <text:p>git viewer: ui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john</text:p>
          </table:table-cell>
          <table:table-cell office:value-type="date" office:date-value="2012-02-10">
            <text:p>10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10.5">
            <text:p>10,5</text:p>
          </table:table-cell>
          <table:table-cell table:number-columns-repeated="4"/>
        </table:table-row>
        <table:table-row table:style-name="ro1">
          <table:table-cell office:value-type="string">
            <text:p>john</text:p>
          </table:table-cell>
          <table:table-cell office:value-type="date" office:date-value="2012-02-13">
            <text:p>13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5.5">
            <text:p>5,5</text:p>
          </table:table-cell>
          <table:table-cell table:number-columns-repeated="4"/>
        </table:table-row>
        <table:table-row table:style-name="ro1">
          <table:table-cell office:value-type="string">
            <text:p>john</text:p>
          </table:table-cell>
          <table:table-cell office:value-type="date" office:date-value="2012-02-14">
            <text:p>14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3.5">
            <text:p>3,5</text:p>
          </table:table-cell>
          <table:table-cell table:number-columns-repeated="4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14">
            <text:p>14-02-12</text:p>
          </table:table-cell>
          <table:table-cell office:value-type="string">
            <text:p>git viewer: installation instructions ubuntu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14">
            <text:p>14-02-12</text:p>
          </table:table-cell>
          <table:table-cell office:value-type="string">
            <text:p>git viewer: troubleshooting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john</text:p>
          </table:table-cell>
          <table:table-cell office:value-type="date" office:date-value="2012-02-15">
            <text:p>15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john</text:p>
          </table:table-cell>
          <table:table-cell office:value-type="date" office:date-value="2012-02-16">
            <text:p>16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16">
            <text:p>16-02-12</text:p>
          </table:table-cell>
          <table:table-cell office:value-type="string">
            <text:p>git viewer: transducer on front end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17">
            <text:p>17-02-12</text:p>
          </table:table-cell>
          <table:table-cell office:value-type="string">
            <text:p>git viewer: ui with breadcrumbs and icons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24">
            <text:p>24-02-12</text:p>
          </table:table-cell>
          <table:table-cell office:value-type="string">
            <text:p>redo gallery theme as bootstrap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john</text:p>
          </table:table-cell>
          <table:table-cell office:value-type="date" office:date-value="2012-02-25">
            <text:p>25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25">
            <text:p>25-02-12</text:p>
          </table:table-cell>
          <table:table-cell office:value-type="string">
            <text:p>git viewer: the night we refactored and implemented the cache</text:p>
          </table:table-cell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ric</text:p>
          </table:table-cell>
          <table:table-cell office:value-type="date" office:date-value="2012-02-26">
            <text:p>26-02-12</text:p>
          </table:table-cell>
          <table:table-cell office:value-type="string">
            <text:p>git viewer: multi-repository support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john</text:p>
          </table:table-cell>
          <table:table-cell office:value-type="date" office:date-value="2012-02-28">
            <text:p>28-02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john</text:p>
          </table:table-cell>
          <table:table-cell office:value-type="date" office:date-value="2012-03-01">
            <text:p>01-03-12</text:p>
          </table:table-cell>
          <table:table-cell office:value-type="string">
            <text:p>Visual git view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eric</text:p>
          </table:table-cell>
          <table:table-cell office:value-type="date" office:date-value="2012-03-04">
            <text:p>04-03-12</text:p>
          </table:table-cell>
          <table:table-cell office:value-type="string">
            <text:p>converted last indexhibit to iceberg</text:p>
          </table:table-cell>
          <table:table-cell/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ric</text:p>
          </table:table-cell>
          <table:table-cell office:value-type="date" office:date-value="2012-03-05">
            <text:p>05-03-12</text:p>
          </table:table-cell>
          <table:table-cell office:value-type="string">
            <text:p>osp bootstrap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pierre, pierre, eric</text:p>
          </table:table-cell>
          <table:table-cell office:value-type="date" office:date-value="2012-03-30">
            <text:p>30-03-12</text:p>
          </table:table-cell>
          <table:table-cell office:value-type="string">
            <text:p>architecture, visual design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ludi, eric</text:p>
          </table:table-cell>
          <table:table-cell office:value-type="date" office:date-value="2012-05-06">
            <text:p>06-05-12</text:p>
          </table:table-cell>
          <table:table-cell office:value-type="string">
            <text:p>mockup interface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ric</text:p>
          </table:table-cell>
          <table:table-cell office:value-type="date" office:date-value="2012-05-08">
            <text:p>08-05-12</text:p>
          </table:table-cell>
          <table:table-cell office:value-type="string">
            <text:p>rad url routing</text:p>
          </table:table-cell>
          <table:table-cell/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5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/>
          <table:table-cell table:formula="of:=SUM([.E37:.G37])" office:value-type="float" office:value="98.5">
            <text:p>98,5</text:p>
          </table:table-cell>
          <table:table-cell table:formula="of:=SUM([.E1:.E36])" office:value-type="float" office:value="49">
            <text:p>49</text:p>
          </table:table-cell>
          <table:table-cell table:formula="of:=SUM([.F1:.F36])" office:value-type="float" office:value="47.5">
            <text:p>47,5</text:p>
          </table:table-cell>
          <table:table-cell table:formula="of:=SUM([.G1:.G36])" office:value-type="float" office:value="2">
            <text:p>2</text:p>
          </table:table-cell>
          <table:table-cell table:formula="of:=SUM([.H1:.H36])" office:value-type="float" office:value="3">
            <text:p>3</text:p>
          </table:table-cell>
          <table:table-cell table:formula="of:=SUM([.I1:.I36])" office:value-type="float" office:value="3">
            <text:p>3</text:p>
          </table:table-cell>
          <table:table-cell table:formula="of:=SUM([.J1:.J36])" office:value-type="float" office:value="3">
            <text:p>3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([.E37]/[.D37])*1780" office:value-type="float" office:value="885.482233502538">
            <text:p>885,48</text:p>
          </table:table-cell>
          <table:table-cell table:formula="of:=([.F37]/[.D37])*1780" office:value-type="float" office:value="858.375634517767">
            <text:p>858,38</text:p>
          </table:table-cell>
          <table:table-cell table:formula="of:=([.G37]/[.D37])*1780" office:value-type="float" office:value="36.1421319796954">
            <text:p>36,14</text:p>
          </table:table-cell>
          <table:table-cell table:formula="of:=([.H37]/[.D37])*1780" office:value-type="float" office:value="54.2131979695432">
            <text:p>54,21</text:p>
          </table:table-cell>
          <table:table-cell table:formula="of:=([.I37]/[.D37])*1780" office:value-type="float" office:value="54.2131979695432">
            <text:p>54,21</text:p>
          </table:table-cell>
          <table:table-cell table:formula="of:=([.J37]/[.D37])*1780" office:value-type="float" office:value="54.2131979695432">
            <text:p>54,21</text:p>
          </table:table-cell>
        </table:table-row>
        <table:table-row table:style-name="ro1">
          <table:table-cell/>
          <table:table-cell table:style-name="Default"/>
          <table:table-cell office:value-type="string">
            <text:p>if we want to go for €30/hour we still have</text:p>
          </table:table-cell>
          <table:table-cell table:formula="of:=(1780/30)-[.D37]" office:value-type="float" office:value="-39.1666666666667">
            <text:p>-39,17</text:p>
          </table:table-cell>
          <table:table-cell office:value-type="string">
            <text:p>hours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>
            <text:p>we are actually at a rate of</text:p>
          </table:table-cell>
          <table:table-cell table:formula="of:=(1780/[.D37])" office:value-type="float" office:value="18.0710659898477">
            <text:p>18,07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2:Sheet1.G2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0">10-05-2012</text:date>, <text:time>17:53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8T14:52:18</meta:creation-date>
    <dc:date>2012-05-10T17:53:13</dc:date>
    <meta:editing-duration>PT2H22M33S</meta:editing-duration>
    <meta:editing-cycles>10</meta:editing-cycles>
    <meta:generator>LibreOffice/3.4$Unix LibreOffice_project/340m1$Build-402</meta:generator>
    <dc:creator>Eric Schrijver</dc:creator>
    <meta:document-statistic meta:table-count="3" meta:cell-count="153" meta:object-count="0"/>
  </office:meta>
</office:document-meta>
</file>